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000000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7.272cm" svg:height="17.272cm" svg:x="2.166cm" svg:y="4.742cm" draw:corner-radius="1.27cm">
          <text:p/>
        </draw:rect>
        <draw:rect draw:style-name="gr2" draw:text-style-name="P1" draw:layer="layout" svg:width="16.51cm" svg:height="16.51cm" svg:x="2.666cm" svg:y="5.142cm" draw:corner-radius="1.27cm">
          <text:p/>
        </draw:rect>
        <draw:g>
          <draw:path draw:style-name="gr3" draw:text-style-name="P1" draw:layer="layout" svg:width="9.546cm" svg:height="12.82cm" svg:x="6.419cm" svg:y="8.287cm" svg:viewBox="0 0 9547 12821" svg:d="M1352 10289c-1032-582-1661-1944-1196-3978 325-1427 1275-3189 547-4655 883 610 1800 2061 2726 3700 64-1772-856-2934-195-5356 454 2997 2273 3182 3197 5908 393-1282 1211-1703 812-4885 4017 5486 1727 7433 925 9396l260-2726c-1260 3641-2270 4313-3181 5128 509-1710 710-3419-325-5128-251 2806-961 2222-1104 4479-1418-1071-1708-2169-1962-3961-193 210-519 1086-504 2078z">
            <text:p/>
          </draw:path>
          <draw:path draw:style-name="gr3" draw:text-style-name="P1" draw:layer="layout" svg:width="2.386cm" svg:height="6.735cm" svg:x="10.404cm" svg:y="5.479cm" svg:viewBox="0 0 2387 6736" svg:d="M305 0c-1050 4266 867 4229 1930 6736 747-3866-1485-2996-1930-673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dc:date>2014-10-04T09:30:54</dc:date>
    <meta:editing-duration>PT2M37S</meta:editing-duration>
    <meta:editing-cycles>1</meta:editing-cycles>
    <meta:document-statistic meta:object-count="5"/>
  </office:meta>
</office:document-meta>
</file>